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5cm" style:rel-column-width="4338*"/>
    </style:style>
    <style:style style:name="表100.B" style:family="table-column">
      <style:table-column-properties style:column-width="15.875cm" style:rel-column-width="61197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/>
    </style:style>
    <style:style style:name="表104.A" style:family="table-column">
      <style:table-column-properties style:column-width="1.124cm" style:rel-column-width="4331*"/>
    </style:style>
    <style:style style:name="表104.B" style:family="table-column">
      <style:table-column-properties style:column-width="15.877cm" style:rel-column-width="61204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none" fo:border-top="none" fo:border-bottom="0.002cm solid #000000"/>
    </style:style>
    <style:style style:name="表10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/>
    </style:style>
    <style:style style:name="表105.A" style:family="table-column">
      <style:table-column-properties style:column-width="1.124cm" style:rel-column-width="4331*"/>
    </style:style>
    <style:style style:name="表105.B" style:family="table-column">
      <style:table-column-properties style:column-width="15.877cm" style:rel-column-width="61204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none" fo:border-top="none" fo:border-bottom="0.002cm solid #000000"/>
    </style:style>
    <style:style style:name="表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3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3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6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7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8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2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4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5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6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7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8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9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0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1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2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3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4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5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6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7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8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9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0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1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2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3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4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5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6" style:family="paragraph" style:parent-style-name="Text_20_body" style:list-style-name="L53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67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69" style:family="paragraph" style:parent-style-name="Table_20_Contents">
      <style:text-properties fo:font-size="24pt" style:font-size-asian="24pt" style:font-size-complex="24pt"/>
    </style:style>
    <style:style style:name="P70" style:family="paragraph" style:parent-style-name="Table_20_Contents">
      <style:text-properties fo:font-size="20pt" style:font-size-asian="20pt" style:font-size-complex="20pt"/>
    </style:style>
    <style:style style:name="P71" style:family="paragraph" style:parent-style-name="Standard">
      <style:text-properties fo:font-size="20pt" style:font-size-asian="20pt" style:font-size-complex="20pt"/>
    </style:style>
    <style:style style:name="P72" style:family="paragraph" style:parent-style-name="Standard" style:list-style-name="L2">
      <style:text-properties fo:font-size="20pt" style:font-size-asian="20pt" style:font-size-complex="20pt"/>
    </style:style>
    <style:style style:name="P73" style:family="paragraph" style:parent-style-name="Standard" style:list-style-name="L3">
      <style:text-properties fo:font-size="20pt" style:font-size-asian="20pt" style:font-size-complex="20pt"/>
    </style:style>
    <style:style style:name="P74" style:family="paragraph" style:parent-style-name="Standard" style:list-style-name="L5">
      <style:text-properties fo:font-size="20pt" style:font-size-asian="20pt" style:font-size-complex="20pt"/>
    </style:style>
    <style:style style:name="P75" style:family="paragraph" style:parent-style-name="Standard" style:list-style-name="L6">
      <style:text-properties fo:font-size="20pt" style:font-size-asian="20pt" style:font-size-complex="20pt"/>
    </style:style>
    <style:style style:name="P76" style:family="paragraph" style:parent-style-name="Standard" style:list-style-name="L8">
      <style:text-properties fo:font-size="20pt" style:font-size-asian="20pt" style:font-size-complex="20pt"/>
    </style:style>
    <style:style style:name="P77" style:family="paragraph" style:parent-style-name="Standard" style:list-style-name="L9">
      <style:text-properties fo:font-size="20pt" style:font-size-asian="20pt" style:font-size-complex="20pt"/>
    </style:style>
    <style:style style:name="P78" style:family="paragraph" style:parent-style-name="Standard" style:list-style-name="L10">
      <style:text-properties fo:font-size="20pt" style:font-size-asian="20pt" style:font-size-complex="20pt"/>
    </style:style>
    <style:style style:name="P79" style:family="paragraph" style:parent-style-name="Standard" style:list-style-name="L12">
      <style:text-properties fo:font-size="20pt" style:font-size-asian="20pt" style:font-size-complex="20pt"/>
    </style:style>
    <style:style style:name="P80" style:family="paragraph" style:parent-style-name="Standard" style:list-style-name="L15">
      <style:text-properties fo:font-size="20pt" style:font-size-asian="20pt" style:font-size-complex="20pt"/>
    </style:style>
    <style:style style:name="P81" style:family="paragraph" style:parent-style-name="Standard" style:list-style-name="L16">
      <style:text-properties fo:font-size="20pt" style:font-size-asian="20pt" style:font-size-complex="20pt"/>
    </style:style>
    <style:style style:name="P82" style:family="paragraph" style:parent-style-name="Standard" style:list-style-name="L17">
      <style:text-properties fo:font-size="20pt" style:font-size-asian="20pt" style:font-size-complex="20pt"/>
    </style:style>
    <style:style style:name="P83" style:family="paragraph" style:parent-style-name="Standard" style:list-style-name="L18">
      <style:text-properties fo:font-size="20pt" style:font-size-asian="20pt" style:font-size-complex="20pt"/>
    </style:style>
    <style:style style:name="P84" style:family="paragraph" style:parent-style-name="Standard" style:list-style-name="L19">
      <style:text-properties fo:font-size="20pt" style:font-size-asian="20pt" style:font-size-complex="20pt"/>
    </style:style>
    <style:style style:name="P85" style:family="paragraph" style:parent-style-name="Standard" style:list-style-name="L20">
      <style:text-properties fo:font-size="20pt" style:font-size-asian="20pt" style:font-size-complex="20pt"/>
    </style:style>
    <style:style style:name="P86" style:family="paragraph" style:parent-style-name="Standard" style:list-style-name="L21">
      <style:text-properties fo:font-size="20pt" style:font-size-asian="20pt" style:font-size-complex="20pt"/>
    </style:style>
    <style:style style:name="P87" style:family="paragraph" style:parent-style-name="Standard" style:list-style-name="L22">
      <style:text-properties fo:font-size="20pt" style:font-size-asian="20pt" style:font-size-complex="20pt"/>
    </style:style>
    <style:style style:name="P88" style:family="paragraph" style:parent-style-name="Standard" style:list-style-name="L23">
      <style:text-properties fo:font-size="20pt" style:font-size-asian="20pt" style:font-size-complex="20pt"/>
    </style:style>
    <style:style style:name="P89" style:family="paragraph" style:parent-style-name="Standard" style:list-style-name="L24">
      <style:text-properties fo:font-size="20pt" style:font-size-asian="20pt" style:font-size-complex="20pt"/>
    </style:style>
    <style:style style:name="P90" style:family="paragraph" style:parent-style-name="Standard" style:list-style-name="L26">
      <style:text-properties fo:font-size="20pt" style:font-size-asian="20pt" style:font-size-complex="20pt"/>
    </style:style>
    <style:style style:name="P91" style:family="paragraph" style:parent-style-name="Standard" style:list-style-name="L27">
      <style:text-properties fo:font-size="20pt" style:font-size-asian="20pt" style:font-size-complex="20pt"/>
    </style:style>
    <style:style style:name="P92" style:family="paragraph" style:parent-style-name="Standard" style:list-style-name="L28">
      <style:text-properties fo:font-size="20pt" style:font-size-asian="20pt" style:font-size-complex="20pt"/>
    </style:style>
    <style:style style:name="P93" style:family="paragraph" style:parent-style-name="Standard" style:list-style-name="L29">
      <style:text-properties fo:font-size="20pt" style:font-size-asian="20pt" style:font-size-complex="20pt"/>
    </style:style>
    <style:style style:name="P94" style:family="paragraph" style:parent-style-name="Standard" style:list-style-name="L30">
      <style:text-properties fo:font-size="20pt" style:font-size-asian="20pt" style:font-size-complex="20pt"/>
    </style:style>
    <style:style style:name="P95" style:family="paragraph" style:parent-style-name="Standard" style:list-style-name="L31">
      <style:text-properties fo:font-size="20pt" style:font-size-asian="20pt" style:font-size-complex="20pt"/>
    </style:style>
    <style:style style:name="P96" style:family="paragraph" style:parent-style-name="Standard" style:list-style-name="L33">
      <style:text-properties fo:font-size="20pt" style:font-size-asian="20pt" style:font-size-complex="20pt"/>
    </style:style>
    <style:style style:name="P97" style:family="paragraph" style:parent-style-name="Standard" style:list-style-name="L34">
      <style:text-properties fo:font-size="20pt" style:font-size-asian="20pt" style:font-size-complex="20pt"/>
    </style:style>
    <style:style style:name="P98" style:family="paragraph" style:parent-style-name="Standard" style:list-style-name="L35">
      <style:text-properties fo:font-size="20pt" style:font-size-asian="20pt" style:font-size-complex="20pt"/>
    </style:style>
    <style:style style:name="P99" style:family="paragraph" style:parent-style-name="Standard" style:list-style-name="L36">
      <style:text-properties fo:font-size="20pt" style:font-size-asian="20pt" style:font-size-complex="20pt"/>
    </style:style>
    <style:style style:name="P100" style:family="paragraph" style:parent-style-name="Standard" style:list-style-name="L37">
      <style:text-properties fo:font-size="20pt" style:font-size-asian="20pt" style:font-size-complex="20pt"/>
    </style:style>
    <style:style style:name="P101" style:family="paragraph" style:parent-style-name="Standard" style:list-style-name="L38">
      <style:text-properties fo:font-size="20pt" style:font-size-asian="20pt" style:font-size-complex="20pt"/>
    </style:style>
    <style:style style:name="P102" style:family="paragraph" style:parent-style-name="Standard" style:list-style-name="L39">
      <style:text-properties fo:font-size="20pt" style:font-size-asian="20pt" style:font-size-complex="20pt"/>
    </style:style>
    <style:style style:name="P103" style:family="paragraph" style:parent-style-name="Standard" style:list-style-name="L40">
      <style:text-properties fo:font-size="20pt" style:font-size-asian="20pt" style:font-size-complex="20pt"/>
    </style:style>
    <style:style style:name="P104" style:family="paragraph" style:parent-style-name="Standard" style:list-style-name="L41">
      <style:text-properties fo:font-size="20pt" style:font-size-asian="20pt" style:font-size-complex="20pt"/>
    </style:style>
    <style:style style:name="P105" style:family="paragraph" style:parent-style-name="Standard" style:list-style-name="L42">
      <style:text-properties fo:font-size="20pt" style:font-size-asian="20pt" style:font-size-complex="20pt"/>
    </style:style>
    <style:style style:name="P106" style:family="paragraph" style:parent-style-name="Standard" style:list-style-name="L43">
      <style:text-properties fo:font-size="20pt" style:font-size-asian="20pt" style:font-size-complex="20pt"/>
    </style:style>
    <style:style style:name="P107" style:family="paragraph" style:parent-style-name="Standard" style:list-style-name="L44">
      <style:text-properties fo:font-size="20pt" style:font-size-asian="20pt" style:font-size-complex="20pt"/>
    </style:style>
    <style:style style:name="P108" style:family="paragraph" style:parent-style-name="Standard" style:list-style-name="L49">
      <style:text-properties fo:font-size="20pt" style:font-size-asian="20pt" style:font-size-complex="20pt"/>
    </style:style>
    <style:style style:name="P109" style:family="paragraph" style:parent-style-name="Standard" style:list-style-name="L50">
      <style:text-properties fo:font-size="20pt" style:font-size-asian="20pt" style:font-size-complex="20pt"/>
    </style:style>
    <style:style style:name="P110" style:family="paragraph" style:parent-style-name="Standard" style:list-style-name="L51">
      <style:text-properties fo:font-size="20pt" style:font-size-asian="20pt" style:font-size-complex="20pt"/>
    </style:style>
    <style:style style:name="P111" style:family="paragraph" style:parent-style-name="Standard" style:list-style-name="L52">
      <style:text-properties fo:font-size="20pt" style:font-size-asian="20pt" style:font-size-complex="20pt"/>
    </style:style>
    <style:style style:name="P112" style:family="paragraph" style:parent-style-name="Standard" style:list-style-name="L53">
      <style:text-properties fo:font-size="20pt" style:font-size-asian="20pt" style:font-size-complex="20pt"/>
    </style:style>
    <style:style style:name="P113" style:family="paragraph" style:parent-style-name="Standard" style:list-style-name="L54">
      <style:text-properties fo:font-size="20pt" style:font-size-asian="20pt" style:font-size-complex="20pt"/>
    </style:style>
    <style:style style:name="P114" style:family="paragraph" style:parent-style-name="Standard" style:list-style-name="L55">
      <style:text-properties fo:font-size="20pt" style:font-size-asian="20pt" style:font-size-complex="20pt"/>
    </style:style>
    <style:style style:name="P115" style:family="paragraph" style:parent-style-name="Standard" style:list-style-name="L60">
      <style:text-properties fo:font-size="20pt" style:font-size-asian="20pt" style:font-size-complex="20pt"/>
    </style:style>
    <style:style style:name="P116" style:family="paragraph" style:parent-style-name="Standard" style:list-style-name="L59">
      <style:text-properties fo:font-size="20pt" style:font-size-asian="20pt" style:font-size-complex="20pt"/>
    </style:style>
    <style:style style:name="P117" style:family="paragraph" style:parent-style-name="Standard" style:list-style-name="L61">
      <style:text-properties fo:font-size="20pt" style:font-size-asian="20pt" style:font-size-complex="20pt"/>
    </style:style>
    <style:style style:name="P118" style:family="paragraph" style:parent-style-name="Standard" style:list-style-name="L62">
      <style:text-properties fo:font-size="20pt" style:font-size-asian="20pt" style:font-size-complex="20pt"/>
    </style:style>
    <style:style style:name="P119" style:family="paragraph" style:parent-style-name="Standard" style:list-style-name="L66">
      <style:text-properties fo:font-size="20pt" style:font-size-asian="20pt" style:font-size-complex="20pt"/>
    </style:style>
    <style:style style:name="P120" style:family="paragraph" style:parent-style-name="Standard" style:list-style-name="L70">
      <style:text-properties fo:font-size="20pt" style:font-size-asian="20pt" style:font-size-complex="20pt"/>
    </style:style>
    <style:style style:name="P121" style:family="paragraph" style:parent-style-name="Standard" style:list-style-name="L75">
      <style:text-properties fo:font-size="20pt" style:font-size-asian="20pt" style:font-size-complex="20pt"/>
    </style:style>
    <style:style style:name="P122" style:family="paragraph" style:parent-style-name="Standard" style:list-style-name="L76">
      <style:text-properties fo:font-size="20pt" style:font-size-asian="20pt" style:font-size-complex="20pt"/>
    </style:style>
    <style:style style:name="P123" style:family="paragraph" style:parent-style-name="Standard">
      <style:text-properties fo:font-size="20pt" style:font-size-asian="20pt" style:language-asian="ja" style:country-asian="JP" style:font-size-complex="20pt"/>
    </style:style>
    <style:style style:name="P124" style:family="paragraph" style:parent-style-name="Standard">
      <style:text-properties fo:font-size="24pt" style:font-size-asian="24pt" style:font-size-complex="24pt"/>
    </style:style>
    <style:style style:name="P125" style:family="paragraph" style:parent-style-name="Standard" style:list-style-name="L7">
      <style:text-properties fo:font-size="24pt" style:font-size-asian="24pt" style:font-size-complex="24pt"/>
    </style:style>
    <style:style style:name="P126" style:family="paragraph" style:parent-style-name="Standard" style:list-style-name="L10">
      <style:text-properties fo:font-size="24pt" style:font-size-asian="24pt" style:font-size-complex="24pt"/>
    </style:style>
    <style:style style:name="P127" style:family="paragraph" style:parent-style-name="Standard" style:list-style-name="L19">
      <style:text-properties fo:font-size="24pt" style:font-size-asian="24pt" style:font-size-complex="24pt"/>
    </style:style>
    <style:style style:name="P128" style:family="paragraph" style:parent-style-name="Standard" style:list-style-name="L22">
      <style:text-properties fo:font-size="24pt" style:font-size-asian="24pt" style:font-size-complex="24pt"/>
    </style:style>
    <style:style style:name="P129" style:family="paragraph" style:parent-style-name="Standard" style:list-style-name="L27">
      <style:text-properties fo:font-size="24pt" style:font-size-asian="24pt" style:font-size-complex="24pt"/>
    </style:style>
    <style:style style:name="P130" style:family="paragraph" style:parent-style-name="Standard" style:list-style-name="L30">
      <style:text-properties fo:font-size="24pt" style:font-size-asian="24pt" style:font-size-complex="24pt"/>
    </style:style>
    <style:style style:name="P131" style:family="paragraph" style:parent-style-name="Standard" style:list-style-name="L34">
      <style:text-properties fo:font-size="24pt" style:font-size-asian="24pt" style:font-size-complex="24pt"/>
    </style:style>
    <style:style style:name="P132" style:family="paragraph" style:parent-style-name="Standard" style:list-style-name="L37">
      <style:text-properties fo:font-size="24pt" style:font-size-asian="24pt" style:font-size-complex="24pt"/>
    </style:style>
    <style:style style:name="P133" style:family="paragraph" style:parent-style-name="Standard" style:list-style-name="L40">
      <style:text-properties fo:font-size="24pt" style:font-size-asian="24pt" style:font-size-complex="24pt"/>
    </style:style>
    <style:style style:name="P134" style:family="paragraph" style:parent-style-name="Standard" style:list-style-name="L42">
      <style:text-properties fo:font-size="24pt" style:font-size-asian="24pt" style:font-size-complex="24pt"/>
    </style:style>
    <style:style style:name="P135" style:family="paragraph" style:parent-style-name="Standard" style:list-style-name="L52">
      <style:text-properties fo:font-size="24pt" style:font-size-asian="24pt" style:font-size-complex="24pt"/>
    </style:style>
    <style:style style:name="P136" style:family="paragraph" style:parent-style-name="Standard" style:list-style-name="L58">
      <style:text-properties fo:font-size="24pt" style:font-size-asian="24pt" style:font-size-complex="24pt"/>
    </style:style>
    <style:style style:name="P137" style:family="paragraph" style:parent-style-name="Standard" style:list-style-name="L65">
      <style:text-properties fo:font-size="24pt" style:font-size-asian="24pt" style:font-size-complex="24pt"/>
    </style:style>
    <style:style style:name="P138" style:family="paragraph" style:parent-style-name="Standard" style:list-style-name="L69">
      <style:text-properties fo:font-size="24pt" style:font-size-asian="24pt" style:font-size-complex="24pt"/>
    </style:style>
    <style:style style:name="P139" style:family="paragraph" style:parent-style-name="Standard" style:list-style-name="L73">
      <style:text-properties fo:font-size="24pt" style:font-size-asian="24pt" style:font-size-complex="24pt"/>
    </style:style>
    <style:style style:name="P140" style:family="paragraph" style:parent-style-name="Standard" style:list-style-name="L74">
      <style:text-properties fo:font-size="24pt" style:font-size-asian="24pt" style:font-size-complex="24pt"/>
    </style:style>
    <style:style style:name="P141" style:family="paragraph" style:parent-style-name="Standard" style:list-style-name="L79">
      <style:text-properties fo:font-size="24pt" style:font-size-asian="24pt" style:font-size-complex="24pt"/>
    </style:style>
    <style:style style:name="P142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43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44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45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46" style:family="paragraph" style:parent-style-name="Standard" style:list-style-name="L16">
      <style:text-properties fo:color="#801900" fo:font-size="24pt" style:font-size-asian="24pt" style:font-size-complex="24pt"/>
    </style:style>
    <style:style style:name="P147" style:family="paragraph" style:parent-style-name="Standard" style:list-style-name="L44"/>
    <style:style style:name="P148" style:family="paragraph" style:parent-style-name="Standard" style:list-style-name="L45"/>
    <style:style style:name="P149" style:family="paragraph" style:parent-style-name="Standard" style:list-style-name="L46"/>
    <style:style style:name="P150" style:family="paragraph" style:parent-style-name="Standard" style:list-style-name="L56"/>
    <style:style style:name="P151" style:family="paragraph" style:parent-style-name="Standard" style:list-style-name="L57"/>
    <style:style style:name="P152" style:family="paragraph" style:parent-style-name="Standard" style:list-style-name="L63"/>
    <style:style style:name="P153" style:family="paragraph" style:parent-style-name="Standard" style:list-style-name="L64"/>
    <style:style style:name="P154" style:family="paragraph" style:parent-style-name="Standard" style:list-style-name="L67"/>
    <style:style style:name="P155" style:family="paragraph" style:parent-style-name="Standard" style:list-style-name="L68"/>
    <style:style style:name="P156" style:family="paragraph" style:parent-style-name="Standard" style:list-style-name="L71"/>
    <style:style style:name="P157" style:family="paragraph" style:parent-style-name="Standard" style:list-style-name="L72"/>
    <style:style style:name="P158" style:family="paragraph" style:parent-style-name="Standard">
      <style:text-properties fo:font-size="18pt" style:font-size-asian="18pt" style:language-asian="ja" style:country-asian="JP" style:font-size-complex="18pt"/>
    </style:style>
    <style:style style:name="P159" style:family="paragraph" style:parent-style-name="Standard">
      <style:text-properties fo:color="#3333ff" fo:font-size="24pt" style:font-size-asian="24pt" style:font-size-complex="24pt"/>
    </style:style>
    <style:style style:name="P160" style:family="paragraph" style:parent-style-name="Standard" style:list-style-name="L77"/>
    <style:style style:name="P161" style:family="paragraph" style:parent-style-name="Standard" style:list-style-name="L78"/>
    <style:style style:name="P162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63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64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65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fo:color="#000000" fo:background-color="transparent"/>
    </style:style>
    <style:style style:name="T24" style:family="text">
      <style:text-properties style:font-name-complex="times new roman" style:font-size-complex="24pt" style:font-style-complex="normal" style:font-weight-complex="normal"/>
    </style:style>
    <style:style style:name="T25" style:family="text">
      <style:text-properties style:font-name-complex="times new roman" style:font-size-complex="14pt" style:font-style-complex="normal" style:font-weight-complex="normal"/>
    </style:style>
    <style:style style:name="T26" style:family="text">
      <style:text-properties style:font-name="times new roman" fo:font-size="12pt" fo:font-style="normal" fo:font-weight="normal"/>
    </style:style>
    <style:style style:name="T27" style:family="text">
      <style:text-properties style:font-name="times new roman" fo:font-size="14pt" fo:font-style="normal" fo:font-weight="normal"/>
    </style:style>
    <style:style style:name="T28" style:family="text">
      <style:text-properties style:font-name-asian="times new roman" style:font-size-asian="14pt" style:font-style-asian="normal" style:font-weight-asian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style:font-size-asian="20pt" style:language-asian="ja" style:country-asian="JP" style:font-size-complex="20pt"/>
    </style:style>
    <style:style style:name="T31" style:family="text">
      <style:text-properties style:language-asian="ja" style:country-asian="JP"/>
    </style:style>
    <style:style style:name="T32" style:family="text">
      <style:text-properties fo:background-color="#ffff00"/>
    </style:style>
    <style:style style:name="T33" style:family="text">
      <style:text-properties fo:color="#ff3333" fo:background-color="#ffff00"/>
    </style:style>
    <style:style style:name="T34" style:family="text">
      <style:text-properties fo:color="#ff3333" fo:background-color="transparent"/>
    </style:style>
    <style:style style:name="T35" style:family="text">
      <style:text-properties fo:color="#3333ff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3733226166964374172" text:style-name="L1">
        <text:list-item>
          <text:p text:style-name="P30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2284455681150816966" text:style-name="L2">
        <text:list-item>
          <text:p text:style-name="P72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8270078" text:continue-numbering="true" text:style-name="L2">
        <text:list-item>
          <text:p text:style-name="P37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6426773039446865588" text:style-name="L3">
              <text:list-item>
                <text:p text:style-name="P73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73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8259423" text:continue-list="list38270078" text:style-name="L2">
        <text:list-item>
          <text:p text:style-name="P72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1046394840237248489" text:style-name="L4">
        <text:list-item>
          <text:p text:style-name="P51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790460101993568872" text:style-name="L5">
        <text:list-item>
          <text:p text:style-name="P74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8244045" text:continue-numbering="true" text:style-name="L5">
        <text:list-item>
          <text:p text:style-name="P38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2873978477811758963" text:style-name="L6">
              <text:list-item>
                <text:p text:style-name="P75">klarnet : zagrałem. ćwiczenia, nie. zagrałem sekwencję. kilka sekwencji. sekwencje z kilkom nutami.</text:p>
              </text:list-item>
              <text:list-item>
                <text:p text:style-name="P75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75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8245958" text:continue-list="list38244045" text:style-name="L5">
        <text:list-item>
          <text:p text:style-name="P7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7839559561501495378" text:style-name="L7">
        <text:list-item>
          <text:p text:style-name="P125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8259914" text:continue-numbering="true" text:style-name="L7">
        <text:list-item>
          <text:p text:style-name="P144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934415271503102705" text:style-name="L8">
        <text:list-item>
          <text:p text:style-name="P52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8252143" text:continue-numbering="true" text:style-name="L8">
        <text:list-item>
          <text:p text:style-name="P76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8270493" text:continue-numbering="true" text:style-name="L8">
        <text:list-item>
          <text:p text:style-name="P39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8378785242096531219" text:style-name="L9">
              <text:list-item>
                <text:p text:style-name="P77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9136599294414207861" text:style-name="L10">
        <text:list-item>
          <text:p text:style-name="P78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8249648" text:continue-numbering="true" text:style-name="L10">
        <text:list-item>
          <text:p text:style-name="P126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305172147272318863" text:style-name="L11">
        <text:list-item>
          <text:p text:style-name="P53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4812097652567922474" text:style-name="L12">
        <text:list-item>
          <text:p text:style-name="P79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9">/ 그러나, 굳이 먹지 않다. 이윽고 11시가 가까워진다. </text:span><text:soft-page-break/><text:span text:style-name="T29">[Jednak nie odważę[我敢 się zjeść. W końcu zbliża </text:span><text:span text:style-name="T29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8266324" text:continue-list="list38270493" text:style-name="L8">
        <text:list-item>
          <text:p text:style-name="P67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8927434688593922034" text:style-name="L13">
              <text:list-item>
                <text:p text:style-name="P162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6244890872874503174" text:style-name="L14">
        <text:list-item>
          <text:p text:style-name="P16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8265540" text:continue-numbering="true" text:style-name="L14">
        <text:list-item>
          <text:p text:style-name="P164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8270491" text:continue-list="list38266324" text:style-name="L8">
        <text:list-item>
          <text:p text:style-name="P52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8272022" text:continue-numbering="true" text:style-name="L8">
        <text:list-item>
          <text:p text:style-name="P76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9">지금 읽고 있는 책. / 제목은 “</text:span><text:span text:style-name="T30">折りたく柴の記</text:span><text:span text:style-name="T29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8260432" text:continue-numbering="true" text:style-name="L8">
        <text:list-item>
          <text:p text:style-name="P39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722729327292092332" text:style-name="L15">
              <text:list-item>
                <text:p text:style-name="P80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8752367257989960048" text:style-name="L16">
        <text:list-item>
          <text:p text:style-name="P8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8271634" text:continue-numbering="true" text:style-name="L16">
        <text:list-item>
          <text:p text:style-name="P146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7815420261964685868" text:style-name="L17">
        <text:list-item>
          <text:p text:style-name="P54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8262204" text:continue-numbering="true" text:style-name="L17">
        <text:list-item>
          <text:p text:style-name="P82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8242930" text:continue-numbering="true" text:style-name="L17">
        <text:list-item>
          <text:p text:style-name="P40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5162483258930088853" text:style-name="L18">
              <text:list-item>
                <text:p text:style-name="P83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83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83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919632371516583447" text:style-name="L19">
        <text:list-item>
          <text:p text:style-name="P8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8253927" text:continue-numbering="true" text:style-name="L19">
        <text:list-item>
          <text:p text:style-name="P127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6993667273113042110" text:style-name="L20">
        <text:list-item>
          <text:p text:style-name="P55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8258230" text:continue-numbering="true" text:style-name="L20">
        <text:list-item>
          <text:p text:style-name="P85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8262772" text:continue-numbering="true" text:style-name="L20">
        <text:list-item>
          <text:p text:style-name="P41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537116193330374157" text:style-name="L21">
              <text:list-item>
                <text:p text:style-name="P86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3798337970879780278" text:style-name="L22">
        <text:list-item>
          <text:p text:style-name="P8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1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8251180" text:continue-numbering="true" text:style-name="L22">
        <text:list-item>
          <text:p text:style-name="P128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31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2225559839873647203" text:style-name="L23">
        <text:list-item>
          <text:p text:style-name="P56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8264162" text:continue-numbering="true" text:style-name="L23">
        <text:list-item>
          <text:p text:style-name="P88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1782698017217047202" text:style-name="L24">
              <text:list-item>
                <text:p text:style-name="P89">화장실에서 <text:s/>오줌[mocz을 할 때, 때때로 소변이 변기[miska ustępowa 밖으로 나가 버린다.</text:p>
              </text:list-item>
              <text:list-item>
                <text:p text:style-name="P89">그런 때[W tym czasie, 먼저 화장지[ręcznik papierowy toaleta로 닦아 낸다[Ścierać.</text:p>
              </text:list-item>
              <text:list-item>
                <text:p text:style-name="P89">그 후, 스프레이로 당한 장소으로 소독액을 <text:s/>살포한다.</text:p>
              </text:list-item>
              <text:list-item>
                <text:p text:style-name="P89">그리고, 다시 그 장소를 닦아낸다.</text:p>
              </text:list-item>
            </text:list>
          </table:table-cell>
        </table:table-row>
      </table:table>
      <text:list xml:id="list4472903468596360150" text:style-name="L25">
        <text:list-item>
          <text:p text:style-name="P42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3123455232205403170" text:style-name="L26">
              <text:list-item>
                <text:p text:style-name="P90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90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90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6901282306112301938" text:style-name="L27">
        <text:list-item>
          <text:p text:style-name="P9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31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8255773" text:continue-numbering="true" text:style-name="L27">
        <text:list-item>
          <text:p text:style-name="P129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31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9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5864715145245675366" text:style-name="L28">
        <text:list-item>
          <text:p text:style-name="P57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8244630" text:continue-numbering="true" text:style-name="L28">
        <text:list-item>
          <text:p text:style-name="P92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8270124" text:continue-numbering="true" text:style-name="L28">
        <text:list-item>
          <text:p text:style-name="P43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6077260946269746383" text:style-name="L29">
              <text:list-item>
                <text:p text:style-name="P93">wczoraj. shaku : znowu spisanie o związecie między pozycjonowaniem i wysokością dźwięku przez te pozycjonowaniem.</text:p>
              </text:list-item>
              <text:list-item>
                <text:p text:style-name="P93">odkrycie z dnia : tak zwana "yuri", to ma trzy pozycje. / pierwsza pozycja : ćwierć / druga : półnuta / trzecia : jeden i pól</text:p>
              </text:list-item>
              <text:list-item>
                <text:p text:style-name="P93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4476534827297312220" text:style-name="L30">
        <text:list-item>
          <text:p text:style-name="P9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31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8256809" text:continue-numbering="true" text:style-name="L30">
        <text:list-item>
          <text:p text:style-name="P130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7298246429243368585" text:style-name="L31">
        <text:list-item>
          <text:p text:style-name="P58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8267747" text:continue-numbering="true" text:style-name="L31">
        <text:list-item>
          <text:p text:style-name="P95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4026420463555926445" text:style-name="L32">
        <text:list-item>
          <text:p text:style-name="P44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2383535684200475487" text:style-name="L33">
              <text:list-item>
                <text:p text:style-name="P96">shaku : shaku : znowu, kontynuowałem spisać tabelą korespondencji między pozycjonowaniem i wysokością dźwięku.</text:p>
              </text:list-item>
              <text:list-item>
                <text:p text:style-name="P96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6199111951541952169" text:style-name="L34">
        <text:list-item>
          <text:p text:style-name="P9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31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8250072" text:continue-numbering="true" text:style-name="L34">
        <text:list-item>
          <text:p text:style-name="P131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1105575003251417434" text:style-name="L35">
        <text:list-item>
          <text:p text:style-name="P59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8260365" text:continue-numbering="true" text:style-name="L35">
        <text:list-item>
          <text:p text:style-name="P98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8267761" text:continue-numbering="true" text:style-name="L35">
        <text:list-item>
          <text:p text:style-name="P45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3525030129404666270" text:style-name="L36">
              <text:list-item>
                <text:p text:style-name="P99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7807769681105423199" text:style-name="L37">
        <text:list-item>
          <text:p text:style-name="P10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8253112" text:continue-numbering="true" text:style-name="L37">
        <text:list-item>
          <text:p text:style-name="P132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733162296765474059" text:style-name="L38">
        <text:list-item>
          <text:p text:style-name="P60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8251449" text:continue-numbering="true" text:style-name="L38">
        <text:list-item>
          <text:p text:style-name="P101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8249259" text:continue-numbering="true" text:style-name="L38">
        <text:list-item>
          <text:p text:style-name="P46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5284019861784030186" text:style-name="L39">
              <text:list-item>
                <text:p text:style-name="P102">shaku : jak dla podstawowych praktyk dmuchania, takie same jak poprzednio.</text:p>
              </text:list-item>
              <text:list-item>
                <text:p text:style-name="P102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7391643388515258088" text:style-name="L40">
        <text:list-item>
          <text:p text:style-name="P103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31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8267055" text:continue-numbering="true" text:style-name="L40">
        <text:list-item>
          <text:p text:style-name="P133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/>
      <text:p text:style-name="P5">XXX=================</text:p>
      <text:p text:style-name="P24">myself/ diary / 20210226_142505</text:p>
      <text:list xml:id="list38260103" text:continue-list="list38260432" text:style-name="L8">
        <text:list-item>
          <text:p text:style-name="P52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8245384" text:continue-numbering="true" text:style-name="L8">
        <text:list-item>
          <text:p text:style-name="P76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8265322" text:continue-numbering="true" text:style-name="L8">
        <text:list-item>
          <text:p text:style-name="P39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887799991129921904" text:style-name="L41">
              <text:list-item>
                <text:p text:style-name="P104">zagrałem melodię, którą spisałem w poprzedniej sesji.</text:p>
              </text:list-item>
              <text:list-item>
                <text:p text:style-name="P104">sfilmowałem siebie podczas poprzedniej sesji, grając tę melodię.</text:p>
              </text:list-item>
            </text:list>
          </table:table-cell>
        </table:table-row>
      </table:table>
      <text:list xml:id="list7594971974213736540" text:style-name="L42">
        <text:list-item>
          <text:p text:style-name="P10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>it was Thu<text:span text:style-name="T31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8261459" text:continue-numbering="true" text:style-name="L42">
        <text:list-item>
          <text:p text:style-name="P134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5"/>
      <text:p text:style-name="P5">XXX=================</text:p>
      <text:p text:style-name="P24">myself/ diary / 20210228_135252</text:p>
      <text:list xml:id="list5228265365375448441" text:style-name="L43">
        <text:list-item>
          <text:p text:style-name="P61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9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19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8270041" text:continue-numbering="true" text:style-name="L43">
        <text:list-item>
          <text:p text:style-name="P106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8266682" text:continue-numbering="true" text:style-name="L43">
        <text:list-item>
          <text:p text:style-name="P47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/>
          </table:table-cell>
          <table:table-cell table:style-name="表73.B1" office:value-type="string">
            <text:list xml:id="list6862967968552478935" text:style-name="L44">
              <text:list-item>
                <text:p text:style-name="P107">wczoraj, nie zagrałem. nie miałem czasu na go.</text:p>
              </text:list-item>
              <text:list-item>
                <text:p text:style-name="P147"><text:soft-page-break/><text:span text:style-name="T29">moja talia[허리 jest teraz taka bolesna[</text:span><text:span text:style-name="T5">아파요</text:span> <text:span text:style-name="T29">.</text:span></text:p>
              </text:list-item>
              <text:list-item>
                <text:p text:style-name="P107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6"/>
          </table:table-cell>
        </table:table-row>
      </table:table>
      <text:list xml:id="list1783781246330183777" text:style-name="L45">
        <text:list-item>
          <text:p text:style-name="P14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6">it was sat<text:span text:style-name="T31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3637015746370969930" text:style-name="L46">
        <text:list-item>
          <text:p text:style-name="P149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8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1403748318284747870" text:style-name="L47">
        <text:list-item>
          <text:p text:style-name="P145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8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5"/>
      <text:p text:style-name="P5">XXX=================</text:p>
      <text:p text:style-name="P24">myself/ diary / XXXX</text:p>
      <text:list xml:id="list4869112243302389763" text:style-name="L48">
        <text:list-item>
          <text:p text:style-name="P62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5"/>
      <text:p text:style-name="P5">XXX=================</text:p>
      <text:p text:style-name="P24">myself/ diary / 20210302_124745</text:p>
      <text:list xml:id="list4135833280872529709" text:style-name="L49">
        <text:list-item>
          <text:p text:style-name="P63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8251441" text:continue-numbering="true" text:style-name="L49">
        <text:list-item>
          <text:p text:style-name="P108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19"/>
          </table:table-cell>
          <table:table-cell table:style-name="表80.B1" office:value-type="string">
            <text:list xml:id="list2658149475113668830" text:style-name="L50">
              <text:list-item>
                <text:p text:style-name="P109">매일 하고 있는 것 : 거의 매일 음료를 만들고 있다. / 보리차와 홍차이다.</text:p>
              </text:list-item>
              <text:list-item>
                <text:p text:style-name="P109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8263986" text:continue-list="list38251441" text:style-name="L49">
        <text:list-item>
          <text:p text:style-name="P48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/>
          </table:table-cell>
          <table:table-cell table:style-name="表81.B1" office:value-type="string">
            <text:list xml:id="list1076004737223168543" text:style-name="L51">
              <text:list-item>
                <text:p text:style-name="P110">wczoraj. shaku. / czas, który wykorzystałem na zagranie, to około godziny i dwudziestu minut.</text:p>
              </text:list-item>
              <text:list-item>
                <text:p text:style-name="P110">nowa rzecz : skomponowałem melodię, używając skali japońskiej. </text:p>
              </text:list-item>
              <text:list-item>
                <text:p text:style-name="P110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19"/>
          </table:table-cell>
          <table:table-cell table:style-name="表81.B2" office:value-type="string">
            <text:p text:style-name="P6"/>
          </table:table-cell>
        </table:table-row>
      </table:table>
      <text:list xml:id="list3304389925546423931" text:style-name="L52">
        <text:list-item>
          <text:p text:style-name="P11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8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6">it was Mon<text:span text:style-name="T31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8243703" text:continue-numbering="true" text:style-name="L52">
        <text:list-item>
          <text:p text:style-name="P135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8253321" text:continue-numbering="true" text:style-name="L52">
        <text:list-item>
          <text:p text:style-name="P135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8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5"/>
      <text:p text:style-name="P5">XXX=================</text:p>
      <text:p text:style-name="P24">myself/ diary / XXXX</text:p>
      <text:list xml:id="list7833009957136809571" text:style-name="L53">
        <text:list-item>
          <text:p text:style-name="P64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8261045" text:continue-numbering="true" text:style-name="L53">
        <text:list-item>
          <text:p text:style-name="P112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/>
          </table:table-cell>
          <table:table-cell table:style-name="表86.B1" office:value-type="string">
            <text:list xml:id="list5906720793549466201" text:style-name="L54">
              <text:list-item>
                <text:p text:style-name="P113">점심은 격일로 먹는다. 어제는 먹었다. </text:p>
              </text:list-item>
              <text:list-item>
                <text:p text:style-name="P113">과자를 먹는다. / 초콜릿, 건빵, 땅콩[arachid.</text:p>
              </text:list-item>
            </text:list>
          </table:table-cell>
        </table:table-row>
      </table:table>
      <text:list xml:id="list38266565" text:continue-list="list38261045" text:style-name="L53">
        <text:list-item>
          <text:p text:style-name="P49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/>
          </table:table-cell>
          <table:table-cell table:style-name="表87.B1" office:value-type="string">
            <text:list xml:id="list2377670263549314192" text:style-name="L55">
              <text:list-item>
                <text:p text:style-name="P114">shaku : ćwiczenia podstawowe, które robię codziennie.</text:p>
              </text:list-item>
              <text:list-item>
                <text:p text:style-name="P114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4108933186505414426" text:style-name="L56">
        <text:list-item>
          <text:p text:style-name="P15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8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6">Tue<text:span text:style-name="T31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7545993457663135076" text:style-name="L57">
        <text:list-item>
          <text:p text:style-name="P151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8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1848620459778716453" text:style-name="L58">
        <text:list-item>
          <text:p text:style-name="P136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8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5"/>
      <text:p text:style-name="P5">XXX=================</text:p>
      <text:p text:style-name="P24">myself/ diary / 20210305_150814</text:p>
      <text:list xml:id="list8084887021255493860" text:style-name="L59">
        <text:list-item>
          <text:p text:style-name="P65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/>
          </table:table-cell>
          <table:table-cell table:style-name="表91.B1" office:value-type="string">
            <text:list xml:id="list3612904052567009372" text:style-name="L60">
              <text:list-item>
                <text:p text:style-name="P115">두 마리 모두 서 쪽에서. 작은 구역의 북서 모서리에서 나왔다.</text:p>
              </text:list-item>
              <text:list-item>
                <text:p text:style-name="P115">서 쪽에서 공원으로 돌아갈 때, 보도상에 한 사람이 걸어왔었다. / 그래서, 나는 크로글을 보지 않고, 공<text:span text:style-name="T33">워</text:span><text:span text:style-name="T35">원</text:span>의 출입구으로 계속 걸었다. / 그러자, 크로가 옹벽 동남 모서리에서 기침을 시작했다.</text:p>
              </text:list-item>
              <text:list-item>
                <text:p text:style-name="P115">빨리 크로의 옆으로 가서, 양팔로 안아했다.</text:p>
              </text:list-item>
            </text:list>
          </table:table-cell>
        </table:table-row>
      </table:table>
      <text:p text:style-name="P6"/>
      <text:list xml:id="list38256592" text:continue-list="list8084887021255493860" text:style-name="L59">
        <text:list-item>
          <text:p text:style-name="P116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/>
          </table:table-cell>
          <table:table-cell table:style-name="表92.B1" office:value-type="string">
            <text:p text:style-name="P6">문구<text:span text:style-name="T31">[Materiały biurowe</text:span>에 대해</text:p>
            <text:list xml:id="list43701643509135880" text:style-name="L61">
              <text:list-item>
                <text:p text:style-name="P117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8267318" text:continue-list="list38256592" text:style-name="L59">
        <text:list-item>
          <text:p text:style-name="P50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/>
          </table:table-cell>
          <table:table-cell table:style-name="表93.B1" office:value-type="string">
            <text:list xml:id="list7016269870204749285" text:style-name="L62">
              <text:list-item>
                <text:p text:style-name="P118">shaku : ćwiczenia podstawowe. a także, wypróbowałem japońskie wagi.</text:p>
              </text:list-item>
              <text:list-item>
                <text:p text:style-name="P118">boiska są : 1,4,5,6f</text:p>
              </text:list-item>
              <text:list-item>
                <text:p text:style-name="P118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2900195285172453538" text:style-name="L63">
        <text:list-item>
          <text:p text:style-name="P15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8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9103459523428583903" text:style-name="L64">
        <text:list-item>
          <text:p text:style-name="P153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8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1295319452162993314" text:style-name="L65">
        <text:list-item>
          <text:p text:style-name="P137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8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5"/>
      <text:p text:style-name="P5">XXX=================</text:p>
      <text:p text:style-name="P24">myself/ diary / 20210306_173818</text:p>
      <text:list xml:id="list38241912" text:continue-list="list38266565" text:style-name="L53">
        <text:list-item>
          <text:p text:style-name="P64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/>
          </table:table-cell>
          <table:table-cell table:style-name="表98.B1" office:value-type="string">
            <text:p text:style-name="P6">두 마리. / 비가 좀 와서 있었지만, 모두 옹벽 위에 나오고 있었다.</text:p>
          </table:table-cell>
        </table:table-row>
      </table:table>
      <text:p text:style-name="P6"/>
      <text:list xml:id="list38270100" text:continue-numbering="true" text:style-name="L53">
        <text:list-item>
          <text:p text:style-name="P112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/>
          </table:table-cell>
          <table:table-cell table:style-name="表99.B1" office:value-type="string">
            <text:list xml:id="list4084411285328630879" text:style-name="L75">
              <text:list-header>
                <text:p text:style-name="P121">책상 위에 있는 것들</text:p>
              </text:list-header>
              <text:list-item>
                <text:p text:style-name="P121">와이파이 용 장비에 대해. / 상당히 전 부터의 <text:s/>것이지만, 이 장비는 더 이상 사용하지 않다. / 임시, 연결이 끊어지는 현상이 계속했다. / 그래서, <text:s/>사용 자체를 그만 버렸다.</text:p>
              </text:list-item>
              <text:list-item>
                <text:p text:style-name="P121">걱정했던 것은, 스마트 폰의 인터넷 연결이 느려게 될 것이 아닌가하는 점이다. / 결과는, 지금까지는, 차이는 느끼지 않고 있다.</text:p>
              </text:list-item>
            </text:list>
          </table:table-cell>
        </table:table-row>
      </table:table>
      <text:list xml:id="list38265370" text:continue-list="list38270100" text:style-name="L53">
        <text:list-header>
          <text:p text:style-name="P66"/>
        </text:list-header>
      </text:list>
      <text:p text:style-name="P6">//20210306_180234</text:p>
      <text:p text:style-name="P1"/>
      <text:p text:style-name="P25">@@@</text:p>
      <text:p text:style-name="P5">XXX=================</text:p>
      <text:p text:style-name="P24">myself/ diary / XXXX</text:p>
      <text:list xml:id="list38249257" text:continue-numbering="true" text:style-name="L53">
        <text:list-item>
          <text:p text:style-name="P64">먹이주기</text:p>
        </text:list-item>
      </text:list>
      <table:table table:name="表100" table:style-name="表100">
        <table:table-column table:style-name="表100.A"/>
        <table:table-column table:style-name="表100.B"/>
        <text:soft-page-break/>
        <table:table-row>
          <table:table-cell table:style-name="表100.A1" office:value-type="string">
            <text:p text:style-name="P19"/>
          </table:table-cell>
          <table:table-cell table:style-name="表100.B1" office:value-type="string">
            <text:p text:style-name="P6"/>
          </table:table-cell>
        </table:table-row>
      </table:table>
      <text:p text:style-name="P6"/>
      <text:list xml:id="list38268811" text:continue-numbering="true" text:style-name="L53">
        <text:list-item>
          <text:p text:style-name="P112">신변의 세들로한 것에 대해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9"/>
          </table:table-cell>
          <table:table-cell table:style-name="表101.B1" office:value-type="string">
            <text:p text:style-name="P6"/>
          </table:table-cell>
        </table:table-row>
      </table:table>
      <text:list xml:id="list38245991" text:continue-numbering="true" text:style-name="L53">
        <text:list-item>
          <text:p text:style-name="P49">muzyka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19"/>
          </table:table-cell>
          <table:table-cell table:style-name="表102.B1" office:value-type="string">
            <text:list xml:id="list384443256969808055" text:style-name="L76">
              <text:list-item>
                <text:p text:style-name="P122"/>
              </text:list-item>
            </text:list>
          </table:table-cell>
        </table:table-row>
      </table:table>
      <text:list xml:id="list7839818826411844133" text:style-name="L77">
        <text:list-item>
          <text:p text:style-name="P16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8"/>
          </table:table-cell>
          <table:table-cell table:style-name="表103.B1" office:value-type="string">
            <text:p text:style-name="P3">aaa</text:p>
          </table:table-cell>
        </table:table-row>
        <table:table-row>
          <table:table-cell table:style-name="表103.A2" office:value-type="string">
            <text:p text:style-name="P18"/>
          </table:table-cell>
          <table:table-cell table:style-name="表103.B2" office:value-type="string">
            <text:p text:style-name="P6"/>
          </table:table-cell>
        </table:table-row>
        <table:table-row>
          <table:table-cell table:style-name="表103.A2" office:value-type="string">
            <text:p text:style-name="P18"/>
          </table:table-cell>
          <table:table-cell table:style-name="表103.B2" office:value-type="string">
            <text:p text:style-name="P3">aaa</text:p>
          </table:table-cell>
        </table:table-row>
        <table:table-row>
          <table:table-cell table:style-name="表103.A2" office:value-type="string">
            <text:p text:style-name="P18"/>
          </table:table-cell>
          <table:table-cell table:style-name="表103.B2" office:value-type="string">
            <text:p text:style-name="P7"/>
          </table:table-cell>
        </table:table-row>
      </table:table>
      <text:list xml:id="list2859437062921260181" text:style-name="L78">
        <text:list-item>
          <text:p text:style-name="P161"><text:span text:style-name="T8">در مورد تحقیق </text:span><text:span text:style-name="T9">### daar[about / moored[case / txqiyq[research</text:span></text:p>
        </text:list-item>
      </text:list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18"/>
          </table:table-cell>
          <table:table-cell table:style-name="表104.B1" office:value-type="string">
            <text:p text:style-name="P2">aaa</text:p>
          </table:table-cell>
        </table:table-row>
        <table:table-row>
          <table:table-cell table:style-name="表104.A2" office:value-type="string">
            <text:p text:style-name="P18"/>
          </table:table-cell>
          <table:table-cell table:style-name="表104.B2" office:value-type="string">
            <text:p text:style-name="P7"/>
          </table:table-cell>
        </table:table-row>
        <table:table-row>
          <table:table-cell table:style-name="表104.A2" office:value-type="string">
            <text:p text:style-name="P18"/>
          </table:table-cell>
          <table:table-cell table:style-name="表104.B2" office:value-type="string">
            <text:p text:style-name="P2">aaa</text:p>
          </table:table-cell>
        </table:table-row>
        <table:table-row>
          <table:table-cell table:style-name="表104.A2" office:value-type="string">
            <text:p text:style-name="P18"/>
          </table:table-cell>
          <table:table-cell table:style-name="表104.B2" office:value-type="string">
            <text:p text:style-name="P7"/>
          </table:table-cell>
        </table:table-row>
      </table:table>
      <text:p text:style-name="P6"/>
      <text:list xml:id="list1861072978184930988" text:style-name="L79">
        <text:list-item>
          <text:p text:style-name="P141">вокруг меня</text:p>
        </text:list-item>
      </text:list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18"/>
          </table:table-cell>
          <table:table-cell table:style-name="表105.B1" office:value-type="string">
            <text:p text:style-name="P2">aaa</text:p>
          </table:table-cell>
        </table:table-row>
        <table:table-row>
          <table:table-cell table:style-name="表105.A2" office:value-type="string">
            <text:p text:style-name="P18"/>
          </table:table-cell>
          <table:table-cell table:style-name="表105.B2" office:value-type="string">
            <text:p text:style-name="P7"/>
          </table:table-cell>
        </table:table-row>
        <table:table-row>
          <table:table-cell table:style-name="表105.A2" office:value-type="string">
            <text:p text:style-name="P18"/>
          </table:table-cell>
          <table:table-cell table:style-name="表105.B2" office:value-type="string">
            <text:p text:style-name="P2">aaa</text:p>
          </table:table-cell>
        </table:table-row>
        <table:table-row>
          <table:table-cell table:style-name="表105.A2" office:value-type="string">
            <text:p text:style-name="P18"/>
          </table:table-cell>
          <table:table-cell table:style-name="表105.B2" office:value-type="string">
            <text:p text:style-name="P7"/>
          </table:table-cell>
        </table:table-row>
      </table:table>
      <text:p text:style-name="P6"/>
      <text:p text:style-name="P6">//</text:p>
      <text:p text:style-name="P1"><text:soft-page-break/></text:p>
      <text:p text:style-name="P1"/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8243770" text:continue-list="list38245991" text:style-name="L53">
        <text:list-item>
          <text:p text:style-name="P64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8270019" text:continue-numbering="true" text:style-name="L53">
        <text:list-item>
          <text:p text:style-name="P112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</table:table>
      <text:list xml:id="list38267552" text:continue-numbering="true" text:style-name="L53">
        <text:list-item>
          <text:p text:style-name="P49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3754400871134550149" text:style-name="L70">
              <text:list-item>
                <text:p text:style-name="P120"/>
              </text:list-item>
            </text:list>
          </table:table-cell>
        </table:table-row>
      </table:table>
      <text:list xml:id="list5249519806611784345" text:style-name="L71">
        <text:list-item>
          <text:p text:style-name="P15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5713127529481607109" text:style-name="L72">
        <text:list-item>
          <text:p text:style-name="P157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7619565697065816708" text:style-name="L73">
        <text:list-item>
          <text:p text:style-name="P139"><text:soft-page-break/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8247247" text:continue-list="list3733226166964374172" text:style-name="L1">
        <text:list-item>
          <text:p text:style-name="P31"><text:span text:style-name="T28">먹이주기 </text:span><text:span text:style-name="T27">: </text:span><text:span text:style-name="T28">돈 </text:span><text:span text:style-name="T27">~ / </text:span><text:span text:style-name="T28">류 </text:span><text:span text:style-name="T27">~ / </text:span><text:span text:style-name="T28">두 마리 </text:span><text:span text:style-name="T27">+</text:span></text:p>
        </text:list-item>
        <text:list-item>
          <text:p text:style-name="P32">신변의 세들로한 것에 대해</text:p>
        </text:list-item>
        <text:list-item>
          <text:p text:style-name="P31"><text:span text:style-name="T27">питье'[-yoo:</text:span><text:span text:style-name="T28">마신다 </text:span><text:span text:style-name="T27">алкого'ля</text:span></text:p>
        </text:list-item>
        <text:list-item>
          <text:p text:style-name="P34">muzyka</text:p>
        </text:list-item>
        <text:list-item>
          <text:p text:style-name="P35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31"><text:span text:style-name="T24">عن الأشياء الصغيرة من حولي</text:span><text:span text:style-name="T26">. </text:span><text:span text:style-name="T27">### AAn'il'ashiyaaI[</text:span><text:span text:style-name="T28">사물에</text:span><text:span text:style-name="T27">-</text:span><text:span text:style-name="T28">대해 </text:span><text:span text:style-name="T27">/ 's^aghiyyati[</text:span><text:span text:style-name="T28">작은 </text:span><text:span text:style-name="T27">/ min-xawliy[</text:span><text:span text:style-name="T28">내</text:span><text:span text:style-name="T27">-</text:span><text:span text:style-name="T28">주위</text:span></text:p>
        </text:list-item>
        <text:list-item>
          <text:p text:style-name="P35"><text:span text:style-name="T20">در مورد تحقیق </text:span><text:span text:style-name="T21">### daar[about / moored[case / txqiyq[research</text:span></text:p>
        </text:list-item>
        <text:list-item>
          <text:p text:style-name="P33"><text:span text:style-name="T25">धर्म के। </text:span><text:span text:style-name="T27">### dharm[</text:span><text:span text:style-name="T28">종교 </text:span><text:span text:style-name="T27">/ ke[</text:span><text:span text:style-name="T28">의 </text:span><text:span text:style-name="T27">\\\ about religion</text:span></text:p>
        </text:list-item>
        <text:list-item>
          <text:p text:style-name="P36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5398818297833075265" text:style-name="L74">
        <text:list-item>
          <text:p text:style-name="P140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start C:\WORKS_2\shortcuts_docs\end_diary.bat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ext:soft-page-break/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/>
      <text:p text:style-name="P1"/>
      <text:p text:style-name="P1"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18"/>
          </table:table-cell>
          <table:table-cell table:style-name="表97.B1" office:value-type="string">
            <text:p text:style-name="P158">文房具</text:p>
          </table:table-cell>
        </table:table-row>
        <table:table-row>
          <table:table-cell table:style-name="表97.A2">
            <text:p text:style-name="P18"/>
          </table:table-cell>
          <table:table-cell table:style-name="表97.B2" office:value-type="string">
            <text:p text:style-name="P158">食べているもの</text:p>
          </table:table-cell>
        </table:table-row>
        <table:table-row>
          <table:table-cell table:style-name="表97.A2">
            <text:p text:style-name="P18"/>
          </table:table-cell>
          <table:table-cell table:style-name="表97.B2" office:value-type="string">
            <text:p text:style-name="P158">読んでいる本</text:p>
          </table:table-cell>
        </table:table-row>
        <table:table-row>
          <table:table-cell table:style-name="表97.A2">
            <text:p text:style-name="P18"/>
          </table:table-cell>
          <table:table-cell table:style-name="表97.B2" office:value-type="string">
            <text:p text:style-name="P158">机の上にあるもの</text:p>
          </table:table-cell>
        </table:table-row>
        <table:table-row>
          <table:table-cell table:style-name="表97.A2">
            <text:p text:style-name="P18"/>
          </table:table-cell>
          <table:table-cell table:style-name="表97.B2" office:value-type="string">
            <text:p text:style-name="P15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6T18:03:00.86</dc:date>
    <dc:creator>iwabuchi ken</dc:creator>
    <meta:editing-duration>PT22H11M45S</meta:editing-duration>
    <meta:editing-cycles>61</meta:editing-cycles>
    <meta:generator>OpenOffice/4.1.3$Win32 OpenOffice.org_project/413m1$Build-9783</meta:generator>
    <meta:document-statistic meta:table-count="105" meta:image-count="0" meta:object-count="0" meta:page-count="35" meta:paragraph-count="540" meta:word-count="6695" meta:character-count="21158"/>
  </office:meta>
</office:document-meta>
</file>